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f06e5" officeooo:paragraph-rsid="000f06e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06e5" officeooo:paragraph-rsid="000f06e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f38e3" officeooo:paragraph-rsid="000f38e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2b823" officeooo:paragraph-rsid="0012b82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72ae8" officeooo:paragraph-rsid="00172ae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a1a2" officeooo:paragraph-rsid="0019a1a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c0d2d" officeooo:paragraph-rsid="001ccaf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ccaf3"/>
    </style:style>
    <style:style style:name="P9" style:family="paragraph" style:parent-style-name="Standard">
      <style:paragraph-properties fo:text-align="start" style:justify-single-word="false"/>
      <style:text-properties fo:font-style="normal" officeooo:rsid="0030a137" officeooo:paragraph-rsid="0030a137" style:font-style-asian="normal" style:font-style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rsid="001f7910" officeooo:paragraph-rsid="001f7910"/>
    </style:style>
    <style:style style:name="P12" style:family="paragraph" style:parent-style-name="Table_20_Contents">
      <style:paragraph-properties fo:text-align="start" style:justify-single-word="false"/>
      <style:text-properties officeooo:rsid="00216968" officeooo:paragraph-rsid="00216968"/>
    </style:style>
    <style:style style:name="P13" style:family="paragraph" style:parent-style-name="Table_20_Contents">
      <style:paragraph-properties fo:text-align="start" style:justify-single-word="false"/>
      <style:text-properties officeooo:rsid="0021d9f1" officeooo:paragraph-rsid="0021d9f1"/>
    </style:style>
    <style:style style:name="P14" style:family="paragraph" style:parent-style-name="Table_20_Contents">
      <style:paragraph-properties fo:text-align="start" style:justify-single-word="false"/>
      <style:text-properties officeooo:rsid="0021e575" officeooo:paragraph-rsid="0021e575"/>
    </style:style>
    <style:style style:name="P15" style:family="paragraph" style:parent-style-name="Table_20_Contents">
      <style:paragraph-properties fo:text-align="start" style:justify-single-word="false"/>
      <style:text-properties officeooo:rsid="00230246" officeooo:paragraph-rsid="00230246"/>
    </style:style>
    <style:style style:name="P16" style:family="paragraph" style:parent-style-name="Table_20_Contents">
      <style:paragraph-properties fo:text-align="start" style:justify-single-word="false"/>
      <style:text-properties officeooo:rsid="0023dab5" officeooo:paragraph-rsid="0023dab5"/>
    </style:style>
    <style:style style:name="P17" style:family="paragraph" style:parent-style-name="Table_20_Contents">
      <style:paragraph-properties fo:text-align="start" style:justify-single-word="false"/>
      <style:text-properties officeooo:rsid="0024ff93" officeooo:paragraph-rsid="0024ff93"/>
    </style:style>
    <style:style style:name="P18" style:family="paragraph" style:parent-style-name="Table_20_Contents">
      <style:paragraph-properties fo:text-align="start" style:justify-single-word="false"/>
      <style:text-properties officeooo:rsid="0026bf54" officeooo:paragraph-rsid="0026bf54"/>
    </style:style>
    <style:style style:name="P19" style:family="paragraph" style:parent-style-name="Table_20_Contents">
      <style:paragraph-properties fo:text-align="start" style:justify-single-word="false"/>
      <style:text-properties officeooo:rsid="0027fcf2" officeooo:paragraph-rsid="0027fcf2"/>
    </style:style>
    <style:style style:name="P20" style:family="paragraph" style:parent-style-name="Table_20_Contents">
      <style:paragraph-properties fo:text-align="start" style:justify-single-word="false"/>
      <style:text-properties officeooo:rsid="0027fcf2" officeooo:paragraph-rsid="002959ec"/>
    </style:style>
    <style:style style:name="P21" style:family="paragraph" style:parent-style-name="Table_20_Contents">
      <style:paragraph-properties fo:text-align="start" style:justify-single-word="false"/>
      <style:text-properties officeooo:rsid="002c54dc" officeooo:paragraph-rsid="002c54dc"/>
    </style:style>
    <style:style style:name="P22" style:family="paragraph" style:parent-style-name="Table_20_Contents">
      <style:paragraph-properties fo:text-align="start" style:justify-single-word="false"/>
      <style:text-properties officeooo:rsid="002c54dc" officeooo:paragraph-rsid="002d2e5c"/>
    </style:style>
    <style:style style:name="P23" style:family="paragraph" style:parent-style-name="Table_20_Contents">
      <style:paragraph-properties fo:text-align="start" style:justify-single-word="false"/>
      <style:text-properties officeooo:rsid="002c54dc" officeooo:paragraph-rsid="002ef1f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502f" style:font-weight-asian="normal" style:font-weight-complex="normal"/>
    </style:style>
    <style:style style:name="T3" style:family="text">
      <style:text-properties fo:font-weight="normal" officeooo:rsid="00156973" style:font-weight-asian="normal" style:font-weight-complex="normal"/>
    </style:style>
    <style:style style:name="T4" style:family="text">
      <style:text-properties fo:font-weight="normal" officeooo:rsid="001a6d3d" style:font-weight-asian="normal" style:font-weight-complex="normal"/>
    </style:style>
    <style:style style:name="T5" style:family="text">
      <style:text-properties fo:font-weight="normal" officeooo:rsid="001c0d11" style:font-weight-asian="normal" style:font-weight-complex="normal"/>
    </style:style>
    <style:style style:name="T6" style:family="text">
      <style:text-properties fo:font-weight="normal" officeooo:rsid="001ccaf3" style:font-weight-asian="normal" style:font-weight-complex="normal"/>
    </style:style>
    <style:style style:name="T7" style:family="text">
      <style:text-properties fo:font-weight="normal" officeooo:rsid="001ee29e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ee29e" style:font-style-asian="italic" style:font-weight-asian="normal" style:font-style-complex="italic" style:font-weight-complex="normal"/>
    </style:style>
    <style:style style:name="T10" style:family="text">
      <style:text-properties officeooo:rsid="0027fcf2"/>
    </style:style>
    <style:style style:name="T11" style:family="text">
      <style:text-properties officeooo:rsid="0028ea1e"/>
    </style:style>
    <style:style style:name="T12" style:family="text">
      <style:text-properties officeooo:rsid="002b200b"/>
    </style:style>
    <style:style style:name="T13" style:family="text">
      <style:text-properties officeooo:rsid="002d2e5c"/>
    </style:style>
    <style:style style:name="T14" style:family="text">
      <style:text-properties officeooo:rsid="002ef1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e Study</text:p>
      <text:p text:style-name="P2">Lo Studio Odontoiatrico Grimaldi di Savona ha recentemente cambiato sede e</text:p>
      <text:p text:style-name="P2">dispone anche di una filiale situata in un altro edificio.</text:p>
      <text:p text:style-name="P2">La responsabile dello Studio, la Dott.ssa Giulia Michelin, ritiene che sia utile e</text:p>
      <text:p text:style-name="P2">importante che i computer e gli altri dispositivi elettronici presenti, come la stampante e</text:p>
      <text:p text:style-name="P2">l’unità radiografica, siano connessi fra loro da una rete informatica aziendale e che sia</text:p>
      <text:p text:style-name="P2">possibile la comunicazione con la filiale tramite un collegamento ADSL.</text:p>
      <text:p text:style-name="P2">La Dott.ssa Giulia Michelin si è quindi rivolta a noi della Fast Solutions S.r.l.,</text:p>
      <text:p text:style-name="P2">azienda di consulenza informatica ed elettronica, per la progettazione della rete.</text:p>
      <text:p text:style-name="P2"/>
      <text:p text:style-name="P3">Analisi dispositivi presenti:</text:p>
      <text:p text:style-name="P3"><text:span text:style-name="T1">-studio 1: 2 postazioni 1 stampante</text:span></text:p>
      <text:p text:style-name="P3"><text:span text:style-name="T1">-studio 2: 1 postazione 1 server</text:span></text:p>
      <text:p text:style-name="P3"><text:span text:style-name="T1">-sala operativa 1: 1 postazione</text:span></text:p>
      <text:p text:style-name="P3"><text:span text:style-name="T1">-sala operativa 2: 1 postazione</text:span></text:p>
      <text:p text:style-name="P3"><text:span text:style-name="T1">-sala radiologica: 1 postazione 1 unità radiografica</text:span></text:p>
      <text:p text:style-name="P3"><text:span text:style-name="T1"/></text:p>
      <text:p text:style-name="P5">Soluzione:</text:p>
      <text:p text:style-name="P4"><text:span text:style-name="T1">Quindi sommando ci sono 6 postazioni (Computer), 1 stampante, 1 server e 1 unità radiografica. </text:span><text:span text:style-name="T2">Oltre a questi avremo bisogno di un router, </text:span><text:span text:style-name="T3">una sottoscrizione a un’azienda che procurerà la connessione alla rete e uno switch.<text:line-break/>Lo switch sarà da 16, in quanto bisogna pensare alla scalabilità dello studio, nel caso voglia aggiungere nuovi dispositivi e 16 per uno Studio di queste dimensioni può fare al caso nostro.</text:span></text:p>
      <text:p text:style-name="P6"><text:span text:style-name="T3">P</text:span><text:span text:style-name="T1">er il cablaggio si possono usare semplicemente dei cavi UTP </text:span><text:span text:style-name="T4">categoria 5e (standard), </text:span><text:span text:style-name="T5">1 per ogni collegamento quindi avremo bisogno di 10 cavi.</text:span></text:p>
      <text:p text:style-name="P7"><text:span text:style-name="T5">G</text:span><text:span text:style-name="T1">li indirizzi IP saranno i seguenti </text:span><text:span text:style-name="T6">(bastano gli indirizzi di classe C)</text:span><text:span text:style-name="T1">:</text:span></text:p>
      <table:table table:name="Tabella1" table:style-name="Tabella1">
        <table:table-column table:style-name="Tabella1.A" table:number-columns-repeated="5"/>
        <table:table-row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1">Indirizzo IP</text:p>
          </table:table-cell>
          <table:table-cell table:style-name="Tabella1.A1" office:value-type="string">
            <text:p text:style-name="P11">Subnet Mask</text:p>
          </table:table-cell>
          <table:table-cell table:style-name="Tabella1.A1" office:value-type="string">
            <text:p text:style-name="P12">Gateway</text:p>
          </table:table-cell>
          <table:table-cell table:style-name="Tabella1.E1" office:value-type="string">
            <text:p text:style-name="P13">Broadcast</text:p>
          </table:table-cell>
        </table:table-row>
        <table:table-row>
          <table:table-cell table:style-name="Tabella1.A2" office:value-type="string">
            <text:p text:style-name="P14">Server</text:p>
          </table:table-cell>
          <table:table-cell table:style-name="Tabella1.A2" office:value-type="string">
            <text:p text:style-name="P18">192.168.0.1/<text:span text:style-name="T12">27</text:span></text:p>
          </table:table-cell>
          <table:table-cell table:style-name="Tabella1.A2" office:value-type="string">
            <text:p text:style-name="P18">255.255.255.<text:span text:style-name="T10">254</text:span></text:p>
          </table:table-cell>
          <table:table-cell table:style-name="Tabella1.A2" office:value-type="string">
            <text:p text:style-name="P19">192.168.0.254</text:p>
          </table:table-cell>
          <table:table-cell table:style-name="Tabella1.E2" office:value-type="string">
            <text:p text:style-name="P10">192.168.<text:span text:style-name="T11">0</text:span>.255</text:p>
          </table:table-cell>
        </table:table-row>
        <table:table-row>
          <table:table-cell table:style-name="Tabella1.A2" office:value-type="string">
            <text:p text:style-name="P14">PC1</text:p>
          </table:table-cell>
          <table:table-cell table:style-name="Tabella1.A2" office:value-type="string">
            <text:p text:style-name="P21">192.168.0.2/27</text:p>
          </table:table-cell>
          <table:table-cell table:style-name="Tabella1.A2" office:value-type="string">
            <text:p text:style-name="P18">255.255.255.<text:span text:style-name="T10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0">192.168.<text:span text:style-name="T11">0</text:span>.255</text:p>
          </table:table-cell>
        </table:table-row>
        <table:table-row>
          <table:table-cell table:style-name="Tabella1.A2" office:value-type="string">
            <text:p text:style-name="P14">PC2</text:p>
          </table:table-cell>
          <table:table-cell table:style-name="Tabella1.A2" office:value-type="string">
            <text:p text:style-name="P21">192.168.0.3/27</text:p>
          </table:table-cell>
          <table:table-cell table:style-name="Tabella1.A2" office:value-type="string">
            <text:p text:style-name="P18">255.255.255.<text:span text:style-name="T10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0">192.168.<text:span text:style-name="T11">0</text:span>.255</text:p>
          </table:table-cell>
        </table:table-row>
        <table:table-row>
          <table:table-cell table:style-name="Tabella1.A2" office:value-type="string">
            <text:p text:style-name="P15">PC3</text:p>
          </table:table-cell>
          <table:table-cell table:style-name="Tabella1.A2" office:value-type="string">
            <text:p text:style-name="P22">192.168.0.<text:span text:style-name="T13">5</text:span>/27</text:p>
          </table:table-cell>
          <table:table-cell table:style-name="Tabella1.A2" office:value-type="string">
            <text:p text:style-name="P18">255.255.255.<text:span text:style-name="T10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0">192.168.<text:span text:style-name="T11">0</text:span>.255</text:p>
          </table:table-cell>
        </table:table-row>
        <table:table-row>
          <table:table-cell table:style-name="Tabella1.A2" office:value-type="string">
            <text:p text:style-name="P15">PC4</text:p>
          </table:table-cell>
          <table:table-cell table:style-name="Tabella1.A2" office:value-type="string">
            <text:p text:style-name="P22">192.168.0.<text:span text:style-name="T13">6</text:span>/27</text:p>
          </table:table-cell>
          <table:table-cell table:style-name="Tabella1.A2" office:value-type="string">
            <text:p text:style-name="P18">255.255.255.<text:span text:style-name="T10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0">192.168.<text:span text:style-name="T11">0</text:span>.255</text:p>
          </table:table-cell>
        </table:table-row>
        <table:table-row>
          <table:table-cell table:style-name="Tabella1.A2" office:value-type="string">
            <text:p text:style-name="P15">PC5</text:p>
          </table:table-cell>
          <table:table-cell table:style-name="Tabella1.A2" office:value-type="string">
            <text:p text:style-name="P22">192.168.0.<text:span text:style-name="T13">7</text:span>/27</text:p>
          </table:table-cell>
          <table:table-cell table:style-name="Tabella1.A2" office:value-type="string">
            <text:p text:style-name="P18">255.255.255.<text:span text:style-name="T10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0">192.168.<text:span text:style-name="T11">0</text:span>.255</text:p>
          </table:table-cell>
        </table:table-row>
        <table:table-row>
          <table:table-cell table:style-name="Tabella1.A2" office:value-type="string">
            <text:p text:style-name="P15">PC6</text:p>
          </table:table-cell>
          <table:table-cell table:style-name="Tabella1.A2" office:value-type="string">
            <text:p text:style-name="P22">192.168.0.<text:span text:style-name="T13">8</text:span>/27</text:p>
          </table:table-cell>
          <table:table-cell table:style-name="Tabella1.A2" office:value-type="string">
            <text:p text:style-name="P18">255.255.255.<text:span text:style-name="T10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0">192.168.<text:span text:style-name="T11">0</text:span>.255</text:p>
          </table:table-cell>
        </table:table-row>
        <table:table-row>
          <table:table-cell table:style-name="Tabella1.A2" office:value-type="string">
            <text:p text:style-name="P16">Stampante</text:p>
          </table:table-cell>
          <table:table-cell table:style-name="Tabella1.A2" office:value-type="string">
            <text:p text:style-name="P21">192.168.0.4/27</text:p>
          </table:table-cell>
          <table:table-cell table:style-name="Tabella1.A2" office:value-type="string">
            <text:p text:style-name="P18">255.255.255.<text:span text:style-name="T10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0">192.168.<text:span text:style-name="T11">0</text:span>.255</text:p>
          </table:table-cell>
        </table:table-row>
        <table:table-row>
          <table:table-cell table:style-name="Tabella1.A2" office:value-type="string">
            <text:p text:style-name="P17">Unità Radiografica</text:p>
          </table:table-cell>
          <table:table-cell table:style-name="Tabella1.A2" office:value-type="string">
            <text:p text:style-name="P23">192.168.0.<text:span text:style-name="T14">9</text:span>/27</text:p>
          </table:table-cell>
          <table:table-cell table:style-name="Tabella1.A2" office:value-type="string">
            <text:p text:style-name="P18">255.255.255.<text:span text:style-name="T10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0">192.168.<text:span text:style-name="T11">0</text:span>.255</text:p>
          </table:table-cell>
        </table:table-row>
      </table:table>
      <text:p text:style-name="P8"><text:span text:style-name="T9"/></text:p>
      <text:p text:style-name="P9"><text:span text:style-name="T7">(</text:span><text:span text:style-name="T1">NB: Gli indirizzi di PC1-2 Stampande e di PC8 e Unità Radiografica sono stati decisi in questo modo per la facile individuazione della locazione fisica del dispositivo)</text:span></text:p>
      <text:p text:style-name="P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4T17:55:34.528000000</dc:date>
    <meta:editing-duration>PT20M20S</meta:editing-duration>
    <meta:editing-cycles>31</meta:editing-cycles>
    <meta:generator>LibreOffice/6.3.1.2$Windows_X86_64 LibreOffice_project/b79626edf0065ac373bd1df5c28bd630b4424273</meta:generator>
    <meta:document-statistic meta:table-count="1" meta:image-count="0" meta:object-count="0" meta:page-count="1" meta:paragraph-count="69" meta:word-count="314" meta:character-count="2241" meta:non-whitespace-character-count="1996"/>
  </office:meta>
</office:document-meta>
</file>